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18_12-43-40_000.jpg</text:p>
          </table:table-cell>
          <table:table-cell table:style-name="ce19" office:value-type="string">
            <text:p>-*</text:p>
          </table:table-cell>
          <table:table-cell table:style-name="ce4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2]=&quot;&quot;;[.C2];CONCATENATE([.C2];&quot; / &quot;;[.E2]))" office:value-type="string" office:string-value="-*">
            <text:p>-*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18_12-43-56_000.jpg</text:p>
          </table:table-cell>
          <table:table-cell table:style-name="ce19" office:value-type="string">
            <text:p>:m RES 1*1 / free# JVEMV6 37#17.16_1 / 37. miscs of miscs / 17. natural-history / id=16:大葉</text:p>
          </table:table-cell>
          <table:table-cell table:style-name="ce4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3]=&quot;&quot;;[.C3];CONCATENATE([.C3];&quot; / &quot;;[.E3]))" office:value-type="string" office:string-value=":m RES 1*1 / free# JVEMV6 37#17.16_1 / 37. miscs of miscs / 17. natural-history / id=16:大葉">
            <text:p>:m RES 1*1 / free# JVEMV6 37#17.16_1 / 37. miscs of miscs / 17. natural-history / id=16:大葉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18_12-44-28_000.jpg</text:p>
          </table:table-cell>
          <table:table-cell table:style-name="ce19" office:value-type="string">
            <text:p>:m 食べた物</text:p>
          </table:table-cell>
          <table:table-cell table:style-name="ce3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8_15-53-45_000.jpg</text:p>
          </table:table-cell>
          <table:table-cell table:style-name="ce19" office:value-type="string">
            <text:p>:m RES 1*1 / free# JVEMV6 37#28_26.3 / 37. miscs of miscs / 28. anim.dessin / 26. 解剖 / theme=筋肉：手,notice=~,found=~ / N~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5]=&quot;&quot;;[.C5];CONCATENATE([.C5];&quot; / &quot;;[.E5]))" office:value-type="string" office:string-value=":m RES 1*1 / free# JVEMV6 37#28_26.3 / 37. miscs of miscs / 28. anim.dessin / 26. 解剖 / theme=筋肉：手,notice=~,found=~ / N~">
            <text:p>:m RES 1*1 / free# JVEMV6 37#28_26.3 / 37. miscs of miscs / 28. anim.dessin / 26. 解剖 / theme=筋肉：手,notice=~,found=~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8_17-45-46_000.jpg</text:p>
          </table:table-cell>
          <table:table-cell table:style-name="ce19" office:value-type="string">
            <text:p>:m RES 1*1 / free# JVEMV6 37#23.1_15 / 37. miscs of miscs / 23. CO2 / 1. mind-map / M-47:#19.1 / w:direct-electron-impact-dissociation / N~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6]=&quot;&quot;;[.C6];CONCATENATE([.C6];&quot; / &quot;;[.E6]))" office:value-type="string" office:string-value=":m RES 1*1 / free# JVEMV6 37#23.1_15 / 37. miscs of miscs / 23. CO2 / 1. mind-map / M-47:#19.1 / w:direct-electron-impact-dissociation / N~">
            <text:p>:m RES 1*1 / free# JVEMV6 37#23.1_15 / 37. miscs of miscs / 23. CO2 / 1. mind-map / M-47:#19.1 / w:direct-electron-impact-dissociation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8_17-47-57_000.jpg</text:p>
          </table:table-cell>
          <table:table-cell table:style-name="ce22" office:value-type="string">
            <text:p>:m / FX / obs / pattern-types || :m other / 記録　文書 / お祈りの文句 || :tome/ (J*) / fxに充てる時間：３０分に制限しよう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7]=&quot;&quot;;[.C7];CONCATENATE([.C7];&quot; / &quot;;[.E7]))" office:value-type="string" office:string-value=":m / FX / obs / pattern-types || :m other / 記録　文書 / お祈りの文句 || :tome/ (J*) / fxに充てる時間：３０分に制限しよう">
            <text:p>:m / FX / obs / pattern-types || :m other / 記録　文書 / お祈りの文句 || :tome/ (J*) / fxに充てる時間：３０分に制限しよう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8_20-50-53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18_23-44-27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18_23-56-51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19_00-05-01_000.jpg</text:p>
          </table:table-cell>
          <table:table-cell table:style-name="ce22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19_00-21-12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19_01-36-52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9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19_07-11-30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04943 E-139-34-49.434814</text:p>
          </table:table-cell>
          <table:table-cell table:style-name="ce39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18_13-54-11_000.mid</text:p>
          </table:table-cell>
          <table:table-cell table:style-name="ce8" office:value-type="string">
            <text:p>:in-mid / app=perfect-piano / 演奏、play / id-2020-0918-1 / category=melody,inst=flute,for=~</text:p>
          </table:table-cell>
          <table:table-cell table:style-name="ce17"/>
          <table:table-cell table:style-name="ce4"/>
          <table:table-cell table:style-name="ce4"/>
          <table:table-cell table:style-name="ce39" table:formula="of:=IF([.E15]=&quot;&quot;;[.C15];CONCATENATE([.C15];&quot; / &quot;;[.E15]))" office:value-type="string" office:string-value=":in-mid / app=perfect-piano / 演奏、play / id-2020-0918-1 / category=melody,inst=flute,for=~">
            <text:p>:in-mid / app=perfect-piano / 演奏、play / id-2020-0918-1 / category=melody,inst=flute,for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8_14-06-15_000.mp4</text:p>
          </table:table-cell>
          <table:table-cell table:style-name="ce8" office:value-type="string">
            <text:p>:VIDEO / @自室 / 記録 / knoten / 実演,perform / n-2020-0918-1 / knot=もやい結び,for=how-to-tie:fast-tie,ref=mm:7.1.4.1</text:p>
          </table:table-cell>
          <table:table-cell table:style-name="ce18"/>
          <table:table-cell table:style-name="ce4"/>
          <table:table-cell table:style-name="ce4"/>
          <table:table-cell table:style-name="ce39" table:formula="of:=IF([.E16]=&quot;&quot;;[.C16];CONCATENATE([.C16];&quot; / &quot;;[.E16]))" office:value-type="string" office:string-value=":VIDEO / @自室 / 記録 / knoten / 実演,perform / n-2020-0918-1 / knot=もやい結び,for=how-to-tie:fast-tie,ref=mm:7.1.4.1">
            <text:p>:VIDEO / @自室 / 記録 / knoten / 実演,perform / n-2020-0918-1 / knot=もやい結び,for=how-to-tie:fast-tie,ref=mm:7.1.4.1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8_14-16-25_000.mp4</text:p>
          </table:table-cell>
          <table:table-cell table:style-name="ce8" office:value-type="string">
            <text:p>:VIDEO / @自室 / 記録 / knoten / 実演,perform / n-2020-0918-2 / knot=もやい結び,for=how-to-tie:fast-tie:how-to-tighten,ref=mm:7.1.4.1</text:p>
          </table:table-cell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string" office:string-value=":VIDEO / @自室 / 記録 / knoten / 実演,perform / n-2020-0918-2 / knot=もやい結び,for=how-to-tie:fast-tie:how-to-tighten,ref=mm:7.1.4.1">
            <text:p>:VIDEO / @自室 / 記録 / knoten / 実演,perform / n-2020-0918-2 / knot=もやい結び,for=how-to-tie:fast-tie:how-to-tighten,ref=mm:7.1.4.1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8_14-25-08_000.mp4</text:p>
          </table:table-cell>
          <table:table-cell table:style-name="ce8" office:value-type="string">
            <text:p>:VIDEO / @自室 / 記録 / knoten / 実演,perform / n-2020-0918-3 / knot=halbmastwurfsicherung(HMS),R=3,for=how-to-use,ref=mm:7.1.4.1</text:p>
          </table:table-cell>
          <table:table-cell table:style-name="ce19"/>
          <table:table-cell table:style-name="ce4"/>
          <table:table-cell table:style-name="ce4"/>
          <table:table-cell table:style-name="ce39" table:formula="of:=IF([.E18]=&quot;&quot;;[.C18];CONCATENATE([.C18];&quot; / &quot;;[.E18]))" office:value-type="string" office:string-value=":VIDEO / @自室 / 記録 / knoten / 実演,perform / n-2020-0918-3 / knot=halbmastwurfsicherung(HMS),R=3,for=how-to-use,ref=mm:7.1.4.1">
            <text:p>:VIDEO / @自室 / 記録 / knoten / 実演,perform / n-2020-0918-3 / knot=halbmastwurfsicherung(HMS),R=3,for=how-to-use,ref=mm:7.1.4.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8_14-33-23_000.mp4</text:p>
          </table:table-cell>
          <table:table-cell table:style-name="ce8" office:value-type="string">
            <text:p>:VIDEO / @自室 / 記録 / knoten / 実演,perform / n-2020-0918-4 / knot=original-knot,other=original-knot:how-to-tie,for=post-tying:how-it-looks-like</text:p>
          </table:table-cell>
          <table:table-cell table:style-name="ce17"/>
          <table:table-cell table:style-name="ce4"/>
          <table:table-cell table:style-name="ce4"/>
          <table:table-cell table:style-name="ce39" table:formula="of:=IF([.E19]=&quot;&quot;;[.C19];CONCATENATE([.C19];&quot; / &quot;;[.E19]))" office:value-type="string" office:string-value=":VIDEO / @自室 / 記録 / knoten / 実演,perform / n-2020-0918-4 / knot=original-knot,other=original-knot:how-to-tie,for=post-tying:how-it-looks-like">
            <text:p>:VIDEO / @自室 / 記録 / knoten / 実演,perform / n-2020-0918-4 / knot=original-knot,other=original-knot:how-to-tie,for=post-tying:how-it-looks-lik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18_14-39-42_000.mp4</text:p>
          </table:table-cell>
          <table:table-cell table:style-name="ce8" office:value-type="string">
            <text:p>:VIDEO / @自室 / 記録 / knoten / 実演,perform / n-2020-0918-5 / knot=spanish-knot(スパニッシュ),other=original-usage,for=post-tying:how-it-looks-like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室 / 記録 / knoten / 実演,perform / n-2020-0918-5 / knot=spanish-knot(スパニッシュ),other=original-usage,for=post-tying:how-it-looks-like">
            <text:p>:VIDEO / @自室 / 記録 / knoten / 実演,perform / n-2020-0918-5 / knot=spanish-knot(スパニッシュ),other=original-usage,for=post-tying:how-it-looks-lik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18_19-07-39_000.mp4</text:p>
          </table:table-cell>
          <table:table-cell table:style-name="ce8" office:value-type="string">
            <text:p>:VIDEO / @自室 / 記録 / jap.flute / 演奏、play / f-2020-0918-1 / genr=f-N,other=oct-2+oct-1,R=1,memo=~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VIDEO / @自室 / 記録 / jap.flute / 演奏、play / f-2020-0918-1 / genr=f-N,other=oct-2+oct-1,R=1,memo=~">
            <text:p>:VIDEO / @自室 / 記録 / jap.flute / 演奏、play / f-2020-0918-1 / genr=f-N,other=oct-2+oct-1,R=1,memo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19_07-11-04_000.mid</text:p>
          </table:table-cell>
          <table:table-cell table:style-name="ce8" office:value-type="string">
            <text:p>:in-mid / app=perfect-piano / 演奏、play / id-2020-0919-1 / category=melody,inst=~,for=~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in-mid / app=perfect-piano / 演奏、play / id-2020-0919-1 / category=melody,inst=~,for=~">
            <text:p>:in-mid / app=perfect-piano / 演奏、play / id-2020-0919-1 / category=melody,inst=~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19_07-16-18_000.mp4</text:p>
          </table:table-cell>
          <table:table-cell table:style-name="ce8" office:value-type="string">
            <text:p>:VIDEO / @自宅 / メモ / guitar,gt / 演奏、play / g-2020-0919-1 / genr=f-N,key=D,R=1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宅 / メモ / guitar,gt / 演奏、play / g-2020-0919-1 / genr=f-N,key=D,R=1">
            <text:p>:VIDEO / @自宅 / メモ / guitar,gt / 演奏、play / g-2020-0919-1 / genr=f-N,key=D,R=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19_07-22-28_000.mp4</text:p>
          </table:table-cell>
          <table:table-cell table:style-name="ce8" office:value-type="string">
            <text:p>:VIDEO / @自宅 / メモ / kb,keyboard / 演奏、play / k-2020-0919-1 / key=C,RH=notes,LH=notes,other=slow,R=1</text:p>
          </table:table-cell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string" office:string-value=":VIDEO / @自宅 / メモ / kb,keyboard / 演奏、play / k-2020-0919-1 / key=C,RH=notes,LH=notes,other=slow,R=1">
            <text:p>:VIDEO / @自宅 / メモ / kb,keyboard / 演奏、play / k-2020-0919-1 / key=C,RH=notes,LH=notes,other=slow,R=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19_08-13-41_000.mp4</text:p>
          </table:table-cell>
          <table:table-cell table:style-name="ce8" office:value-type="string">
            <text:p>:VIDEO / @自宅 / 体操 / ダンス、dance-original / d-2020-0919-1 / id=8e-1.n / sune;ヒラメ筋</text:p>
          </table:table-cell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string" office:string-value=":VIDEO / @自宅 / 体操 / ダンス、dance-original / d-2020-0919-1 / id=8e-1.n / sune;ヒラメ筋">
            <text:p>:VIDEO / @自宅 / 体操 / ダンス、dance-original / d-2020-0919-1 / id=8e-1.n / sune;ヒラメ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19_08-18-36_000.mp4</text:p>
          </table:table-cell>
          <table:table-cell table:style-name="ce8" office:value-type="string">
            <text:p>:VIDEO / @自宅 / 体操 / ダンス、dance-original / d-2020-0919-2 / id=4j-1.n</text:p>
          </table:table-cell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string" office:string-value=":VIDEO / @自宅 / 体操 / ダンス、dance-original / d-2020-0919-2 / id=4j-1.n">
            <text:p>:VIDEO / @自宅 / 体操 / ダンス、dance-original / d-2020-0919-2 / id=4j-1.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1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09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9">2020/09/19</text:date>, <text:time>09:53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19T09:53:29.72</dc:date>
    <dc:creator>iwabuchi ken</dc:creator>
    <meta:editing-duration>P25DT16H36M</meta:editing-duration>
    <meta:editing-cycles>9713</meta:editing-cycles>
    <meta:document-statistic meta:table-count="1" meta:cell-count="476" meta:object-count="0"/>
  </office:meta>
</office:document-meta>
</file>